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 Sans" svg:font-family="'Lucida Sans'" style:font-family-generic="swiss" style:font-pitch="variable"/>
  </office:font-face-decls>
  <office:automatic-styles>
    <style:style style:name="Levels" style:family="table">
      <style:table-properties style:width="4.9799in" table:align="center" style:shadow="none"/>
    </style:style>
    <style:style style:name="Levels.A" style:family="table-column">
      <style:table-column-properties style:column-width="2.4896in"/>
    </style:style>
    <style:style style:name="Levels.A1" style:family="table-cell">
      <style:table-cell-properties fo:padding="0.0382in" fo:border-left="0.0007in solid #000000" fo:border-right="none" fo:border-top="0.0007in solid #000000" fo:border-bottom="0.0007in solid #000000"/>
    </style:style>
    <style:style style:name="Levels.B1" style:family="table-cell">
      <style:table-cell-properties fo:padding="0.0382in" fo:border="0.0007in solid #000000"/>
    </style:style>
    <style:style style:name="Levels.A2" style:family="table-cell">
      <style:table-cell-properties fo:padding="0.0382in" fo:border-left="0.0007in solid #000000" fo:border-right="none" fo:border-top="none" fo:border-bottom="0.0007in solid #000000"/>
    </style:style>
    <style:style style:name="Level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Lucida Sans" fo:font-size="16pt" fo:font-weight="bold" style:font-size-asian="16pt" style:font-weight-asian="bold" style:font-size-complex="16pt" style:font-weight-complex="bold"/>
    </style:style>
    <style:style style:name="P2" style:family="paragraph" style:parent-style-name="Standard">
      <style:text-properties style:font-name="Lucida Sans"/>
    </style:style>
    <style:style style:name="T1" style:family="text">
      <style:text-properties style:font-name="Lucida San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MPP Standards Foundation Sponsorship Program</text:p>
      <text:p text:style-name="P2"/>
      <text:p text:style-name="P2">The mission of the XMPP Standards Foundation (XSF) is to build an open, standardized, secure, feature-rich, widely-deployed, decentralized infrastructure for real-time communication and collaboration over the Internet, based on the Extensible Messaging and Presence Protocol (XMPP).</text:p>
      <text:p text:style-name="P2"/>
      <text:p text:style-name="P2">The XSF is supported in its mission by far-sighted organizations that are building XMPP-based software and services. <text:s/>Since 2001, the generous support of existing sponsors has made it possible for the XSF to achieve standardization of XMPP within the Internet Engineering Task Force (IETF), define numerous XMPP extensions through the XSF's independent standards process, deploy an Intermediate Certification Authority (ICA) for the worldwide network of Jabber servers, and provide infrastructure for software developers, server administrators, and end users. <text:s/></text:p>
      <text:p text:style-name="P2"/>
      <text:p text:style-name="P2">As a result of these achievements, XMPP technologies have been adopted by major hardware companies, software developers, service providers, enterprises, government agencies, and open-source projects.</text:p>
      <text:p text:style-name="P2"/>
      <text:p text:style-name="P2">XSF sponsors are widely recognized as significant contributors to the success of XMPP technologies. <text:s/>In particular, funds raised through the Sponsorship Program support in-person XMPP developer summits, travel for key XMPP community members to speak at industry conferences and participate in IETF meetings, hosting and maintenance of XSF servers, and continuing operations devoted to improved standardization and adoption of XMPP technologies.</text:p>
      <text:p text:style-name="P2"/>
      <text:p text:style-name="P2">One designated representative from each sponsoring organization is welcome to participate in day-to-day discussion on the dedicated sponsors discussion list as well as in the quarterly organizational review meeting hosted by the XSF Board of Directors.</text:p>
      <text:p text:style-name="P2"/>
      <text:p text:style-name="P2">Yearly sponsorship support levels are as follows:</text:p>
      <text:p text:style-name="P2"/>
      <table:table table:name="Levels" table:style-name="Levels">
        <table:table-column table:style-name="Levels.A" table:number-columns-repeated="2"/>
        <table:table-header-rows>
          <table:table-row>
            <table:table-cell table:style-name="Levels.A1" office:value-type="string">
              <text:p text:style-name="Table_20_Heading">Level</text:p>
            </table:table-cell>
            <table:table-cell table:style-name="Levels.B1" office:value-type="string">
              <text:p text:style-name="Table_20_Heading">Commitment</text:p>
            </table:table-cell>
          </table:table-row>
        </table:table-header-rows>
        <table:table-row>
          <table:table-cell table:style-name="Levels.A2" office:value-type="string">
            <text:p text:style-name="Table_20_Contents">Bronze</text:p>
          </table:table-cell>
          <table:table-cell table:style-name="Levels.B2" office:value-type="string">
            <text:p text:style-name="Table_20_Contents">$1,000</text:p>
          </table:table-cell>
        </table:table-row>
        <table:table-row>
          <table:table-cell table:style-name="Levels.A2" office:value-type="string">
            <text:p text:style-name="Table_20_Contents">Silver</text:p>
          </table:table-cell>
          <table:table-cell table:style-name="Levels.B2" office:value-type="string">
            <text:p text:style-name="Table_20_Contents">$2,500</text:p>
          </table:table-cell>
        </table:table-row>
        <table:table-row>
          <table:table-cell table:style-name="Levels.A2" office:value-type="string">
            <text:p text:style-name="Table_20_Contents">Gold</text:p>
          </table:table-cell>
          <table:table-cell table:style-name="Levels.B2" office:value-type="string">
            <text:p text:style-name="Table_20_Contents">$10,000</text:p>
          </table:table-cell>
        </table:table-row>
        <table:table-row>
          <table:table-cell table:style-name="Levels.A2" office:value-type="string">
            <text:p text:style-name="Table_20_Contents">Platinum</text:p>
          </table:table-cell>
          <table:table-cell table:style-name="Levels.B2" office:value-type="string">
            <text:p text:style-name="Table_20_Contents">$25,000</text:p>
          </table:table-cell>
        </table:table-row>
      </table:table>
      <text:p text:style-name="P2"/>
      <text:p text:style-name="P2">Sponsorship applies on a calendar-year basis. <text:s/>Sponsor funds received in the middle of the calendar year shall be pro-rated accordingly.</text:p>
      <text:p text:style-name="P2"/>
      <text:p text:style-name="P2">For more information or to become an XSF Sponsor, contact Executive Director Peter Saint-Andre via <text:a xlink:type="simple" xlink:href="mailto:stpeter@jabber.org" text:style-name="Source_20_Text" text:visited-style-name="Source_20_Text"><text:span text:style-name="T1">stpeter@jabber.org</text:span></text:a> on email or IM. <text:s/>And thank you for considering sponsorship of the XS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 Sans" svg:font-family="'Lucid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1$Build-8990</meta:generator>
    <meta:creation-date>2007-07-02T19:24:49</meta:creation-date>
    <dc:date>2007-07-03T12:59:02</dc:date>
    <dc:language>en-US</dc:language>
    <meta:editing-cycles>4</meta:editing-cycles>
    <meta:editing-duration>PT17H34M20S</meta:editing-duration>
    <meta:user-defined meta:name="Info 1"/>
    <meta:user-defined meta:name="Info 2"/>
    <meta:user-defined meta:name="Info 3"/>
    <meta:user-defined meta:name="Info 4"/>
    <meta:document-statistic meta:table-count="1" meta:image-count="0" meta:object-count="0" meta:page-count="1" meta:paragraph-count="19" meta:word-count="320" meta:character-count="2222"/>
  </office:meta>
</office:document-meta>
</file>